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1.1319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8197in" svg:x="1.4906in" svg:y="0.2016in">
            <draw:object draw:notify-on-update-of-ranges="Sheet1.A1:Sheet1.A1 Sheet1.A2:Sheet1.A199 Sheet1.C1:Sheet1.C1 Sheet1.C2:Sheet1.C19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37in" svg:x="1.5512in" svg:y="4.2315in">
            <draw:object draw:notify-on-update-of-ranges="Sheet1.A1:Sheet1.A1 Sheet1.A2:Sheet1.A199 Sheet1.B1:Sheet1.B1 Sheet1.B2:Sheet1.B1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<text:s/>total completed </text:p>
          </table:table-cell>
          <table:table-cell office:value-type="string" calcext:value-type="string">
            <text:p><text:s/>avg time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.7778" calcext:value-type="float">
            <text:p>13.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4.8889" calcext:value-type="float">
            <text:p>54.8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3.6667" calcext:value-type="float">
            <text:p>63.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3.5556" calcext:value-type="float">
            <text:p>63.5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3.4444" calcext:value-type="float">
            <text:p>63.44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94.1" calcext:value-type="float">
            <text:p>194.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89.2" calcext:value-type="float">
            <text:p>189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246.2" calcext:value-type="float">
            <text:p>246.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403.7" calcext:value-type="float">
            <text:p>403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1744.3" calcext:value-type="float">
            <text:p>1744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406.6" calcext:value-type="float">
            <text:p>406.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286.125" calcext:value-type="float">
            <text:p>286.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714.1" calcext:value-type="float">
            <text:p>714.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621.4" calcext:value-type="float">
            <text:p>62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022.8" calcext:value-type="float">
            <text:p>1022.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1994.6" calcext:value-type="float">
            <text:p>1994.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875.7" calcext:value-type="float">
            <text:p>875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933.4" calcext:value-type="float">
            <text:p>933.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810.3" calcext:value-type="float">
            <text:p>810.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89.9" calcext:value-type="float">
            <text:p>1289.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8245.2" calcext:value-type="float">
            <text:p>8245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7553.5" calcext:value-type="float">
            <text:p>7553.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1001.22" calcext:value-type="float">
            <text:p>1001.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3270.3" calcext:value-type="float">
            <text:p>3270.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4577.5" calcext:value-type="float">
            <text:p>457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5084.6" calcext:value-type="float">
            <text:p>25084.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office:value-type="float" office:value="3922.89" calcext:value-type="float">
            <text:p>3922.8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17178.2" calcext:value-type="float">
            <text:p>17178.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6759.89" calcext:value-type="float">
            <text:p>6759.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2608.2" calcext:value-type="float">
            <text:p>2608.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12976.6" calcext:value-type="float">
            <text:p>12976.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float" office:value="3548.67" calcext:value-type="float">
            <text:p>3548.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" calcext:value-type="float">
            <text:p>9</text:p>
          </table:table-cell>
          <table:table-cell office:value-type="float" office:value="12247.9" calcext:value-type="float">
            <text:p>12247.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5925.33" calcext:value-type="float">
            <text:p>5925.3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  <table:table-cell office:value-type="float" office:value="16867.2" calcext:value-type="float">
            <text:p>16867.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26783.1" calcext:value-type="float">
            <text:p>2678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00:18:08.079915263</dc:date>
    <meta:document-statistic meta:table-count="1" meta:cell-count="597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 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aecf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703cm" xlink:href=".." xlink:type="simple" chart:class="chart:scatter" chart:style-name="ch1">
        <chart:title svg:x="6.559cm" svg:y="0.33cm" chart:style-name="ch2">
          <text:p>MAC 4-Color</text:p>
        </chart:title>
        <chart:legend chart:legend-position="end" svg:x="12.437cm" svg:y="4.291cm" style:legend-expansion="high" chart:style-name="ch3"/>
        <chart:plot-area chart:style-name="ch4" table:cell-range-address="Sheet1.A1:Sheet1.A199 Sheet1.C1:Sheet1.C199" chart:data-source-has-labels="row" svg:x="0.32cm" svg:y="1.355cm" svg:width="11.797cm" svg:height="8.154cm">
          <chartooo:coordinate-region svg:x="1.593cm" svg:y="1.56cm" svg:width="10.216cm" svg:height="7.29cm"/>
          <chart:axis chart:dimension="x" chart:name="primary-x" chart:style-name="ch5"/>
          <chart:axis chart:dimension="y" chart:name="primary-y" chart:style-name="ch5"/>
          <chart:series chart:style-name="ch6" chart:values-cell-range-address="Sheet1.C2:Sheet1.C199" chart:label-cell-address="Sheet1.C1:Sheet1.C1" chart:class="chart:scatter">
            <chart:domain table:cell-range-address="Sheet1.A2:Sheet1.A199"/>
            <chart:regression-curve chart:style-name="ch7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avg time 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99</svg:desc>
                </draw:g>
              </table:table-cell>
              <table:table-cell office:value-type="float" office:value="0.8">
                <text:p>0.8</text:p>
                <draw:g>
                  <svg:desc>Sheet1.C2:Sheet1.C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.7778">
                <text:p>13.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54.8889">
                <text:p>54.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63.6667">
                <text:p>63.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63.5556">
                <text:p>63.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63.4444">
                <text:p>63.4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49.8">
                <text:p>149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403.7">
                <text:p>403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744.3">
                <text:p>1744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06.6">
                <text:p>406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286.125">
                <text:p>286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714.1">
                <text:p>714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621.4">
                <text:p>621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022.8">
                <text:p>1022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1994.6">
                <text:p>199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875.7">
                <text:p>875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933.4">
                <text:p>933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810.3">
                <text:p>810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874.6">
                <text:p>874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1289.9">
                <text:p>128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">
                <text:p>375</text:p>
              </table:table-cell>
              <table:table-cell office:value-type="float" office:value="8245.2">
                <text:p>8245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7553.5">
                <text:p>7553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1001.22">
                <text:p>1001.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0">
                <text:p>450</text:p>
              </table:table-cell>
              <table:table-cell office:value-type="float" office:value="3270.3">
                <text:p>3270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">
                <text:p>475</text:p>
              </table:table-cell>
              <table:table-cell office:value-type="float" office:value="4577.5">
                <text:p>4577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0">
                <text:p>500</text:p>
              </table:table-cell>
              <table:table-cell office:value-type="float" office:value="25084.6">
                <text:p>25084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  <table:table-cell office:value-type="float" office:value="3922.89">
                <text:p>3922.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">
                <text:p>550</text:p>
              </table:table-cell>
              <table:table-cell office:value-type="float" office:value="17178.2">
                <text:p>17178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">
                <text:p>575</text:p>
              </table:table-cell>
              <table:table-cell office:value-type="float" office:value="6759.89">
                <text:p>6759.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">
                <text:p>600</text:p>
              </table:table-cell>
              <table:table-cell office:value-type="float" office:value="2608.2">
                <text:p>260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5">
                <text:p>625</text:p>
              </table:table-cell>
              <table:table-cell office:value-type="float" office:value="12976.6">
                <text:p>12976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">
                <text:p>650</text:p>
              </table:table-cell>
              <table:table-cell office:value-type="float" office:value="3548.67">
                <text:p>3548.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5">
                <text:p>675</text:p>
              </table:table-cell>
              <table:table-cell office:value-type="float" office:value="12247.9">
                <text:p>12247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0">
                <text:p>700</text:p>
              </table:table-cell>
              <table:table-cell office:value-type="float" office:value="5925.33">
                <text:p>5925.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5">
                <text:p>725</text:p>
              </table:table-cell>
              <table:table-cell office:value-type="float" office:value="16867.2">
                <text:p>16867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">
                <text:p>750</text:p>
              </table:table-cell>
              <table:table-cell office:value-type="float" office:value="26783.1">
                <text:p>2678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scatter" chart:style-name="ch1">
        <chart:title svg:x="6.57cm" svg:y="0.316cm" chart:style-name="ch2">
          <text:p>MAC 4-Color</text:p>
        </chart:title>
        <chart:legend chart:legend-position="end" svg:x="12.669cm" svg:y="4.196cm" style:legend-expansion="high" chart:style-name="ch3"/>
        <chart:plot-area chart:style-name="ch4" table:cell-range-address="Sheet1.A1:Sheet1.B199" chart:data-source-has-labels="row" svg:x="0.32cm" svg:y="1.327cm" svg:width="12.029cm" svg:height="7.495cm">
          <chartooo:coordinate-region svg:x="0.98cm" svg:y="1.532cm" svg:width="11.061cm" svg:height="6.631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B199" chart:label-cell-address="Sheet1.B1:Sheet1.B1" chart:class="chart:scatter">
            <chart:domain table:cell-range-address="Sheet1.A2:Sheet1.A199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otal completed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99</svg:desc>
                </draw:g>
              </table:table-cell>
              <table:table-cell office:value-type="float" office:value="10">
                <text:p>10</text:p>
                <draw:g>
                  <svg:desc>Sheet1.B2:Sheet1.B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4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5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">
                <text:p>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">
                <text:p>5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5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0">
                <text:p>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5">
                <text:p>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0">
                <text:p>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5">
                <text:p>7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